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fbfbf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Verdana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8" style:family="table-cell" style:parent-style-name="Default" style:data-style-name="N0">
      <style:text-properties style:font-name="Verdana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5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8"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 (part A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 (part B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Sheet1.A30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/09/2012</text:date>, <text:time>13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Solaris_x86 OpenOffice.org_project/340m1$Build-9590</meta:generator>
    <meta:initial-creator>Darran Kartaschew</meta:initial-creator>
    <dc:creator>Darran Kartaschew</dc:creator>
    <meta:creation-date>2012-08-15T23:34:36Z</meta:creation-date>
    <dc:date>2012-09-16T13:59:48</dc:date>
    <meta:editing-cycles>46</meta:editing-cycles>
    <meta:editing-duration>PT5H12M15S</meta:editing-duration>
    <meta:document-statistic meta:table-count="3" meta:cell-count="260" meta:object-count="0"/>
  </office:meta>
</office:document-meta>
</file>